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4e8c" officeooo:paragraph-rsid="00114e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1067. Disk Tree</text:p>
      <text:p text:style-name="P1">Для решения задачи создаём структуру директории с именем и поддиректориями на основе std:map.</text:p>
      <text:p text:style-name="P1">Считываем новую строку и разделяем её (разделитель - обратный слэш "\") и создаём, если не создано, необходимое "дерево" каталогов (все каталоги, которые есть в пути к файлу). После добавления всех файлов и каталогов, выводим дерево файлов при помощи итератора.</text:p>
      <text:p text:style-name="P1"/>
      <text:p text:style-name="P1"/>
      <text:p text:style-name="P1"/>
      <text:p text:style-name="P1">1494. Монобильярд</text:p>
      <text:p text:style-name="P1">Создадим двумерный массив. Значения в первом столбце будут соответствовать введённым данным, а значения второго столбца будем использовать как вспомогательные для решения задачи (будем эмулировать стэк). Будем считать, что Чичиков невиновен, пока не докажем обратное.</text:p>
      <text:p text:style-name="P1"/>
      <text:p text:style-name="P1">Сначала мы кладём на вершину стека шар 1. Затем сравниваем вершину стека и каждый элемент. Если они равны, то убираем элемент со стека и идем к следующему элементу, в противном случае закидываем шар со следующим номером в стек (проверяя, не закончились ли у нас шары, естественно). Если у нас закончились шары и при этом вершина стека и очередной шар не совпадают, это значит, что Чичиков не мог закатить шары в правильном порядке.</text:p>
      <text:p text:style-name="P1"/>
      <text:p text:style-name="P1"/>
      <text:p text:style-name="P1"/>
      <text:p text:style-name="P1">1628. Белые полосы</text:p>
      <text:p text:style-name="P1"/>
      <text:p text:style-name="P1">Отмечаем (помещаем в массив cell[]) пары (x,y) невезения, границ по столбцам и по строкам. Например, для ввода второго теста:</text:p>
      <text:p text:style-name="P1">5 1 2</text:p>
      <text:p text:style-name="P1">2 1</text:p>
      <text:p text:style-name="P1">3 1</text:p>
      <text:p text:style-name="P1"/>
      <text:p text:style-name="P1">О - пустая, Х - отмеченная</text:p>
      <text:p text:style-name="P1"/>
      <text:p text:style-name="P1"><text:tab/>0<text:tab/>1<text:tab/>2</text:p>
      <text:p text:style-name="P1">0<text:tab/><text:tab/>Х</text:p>
      <text:p text:style-name="P1">1<text:tab/>Х<text:tab/>О<text:tab/>Х</text:p>
      <text:p text:style-name="P1">2<text:tab/>Х<text:tab/>Х<text:tab/>Х</text:p>
      <text:p text:style-name="P1">3<text:tab/>Х<text:tab/>Х<text:tab/>Х</text:p>
      <text:p text:style-name="P1">4<text:tab/>Х<text:tab/>О<text:tab/>Х</text:p>
      <text:p text:style-name="P1">5<text:tab/>Х<text:tab/>О<text:tab/>Х</text:p>
      <text:p text:style-name="P1">6<text:tab/><text:tab/>Х</text:p>
      <text:p text:style-name="P1"/>
      <text:p text:style-name="P1">Сортируем полученный массив в порядке возрастания (по строкам, координате х) и ищем два элемента одной строки, у которых разница между координатами у больше либо равна 2. Почему 2? Потому что, учитывая, что мы отметили границы, разница 2 соответствует полосе длиной 1 (в примере сверху <text:s/>2-0=2 для строки с индексом 1, например). Если она равна 2, мы сохраняем эту клетку на случай, если при проходе через неё во время проверки по столбцам она станет частью вертикальной полосы счастья</text:p>
      <text:p text:style-name="P1">//чего-то большего (условие максимальности по включению).</text:p>
      <text:p text:style-name="P1"/>
      <text:p text:style-name="P1">Сортируем полученный массив в порядке возрастания (по столбцам, координате у) и ищем идентичные элементы для столбцов: два элемента одного столбца, у которых разница между координатами х больше либо равна 2. Отличие: если мы нашли одинокую клетку, то мы проверяем, не находили ли мы её ранее. Да? - Это полоса 1х1, лучше чем ничего, так что на одну светлую полосу стало больше. Нет? Значит она часть чего-то большего, что мы уже посчитали. Ну а любая полоска длиной больше 2 считается полосой счастья и процветания и также увеличивает итоговое количество.</text:p>
      <text:p text:style-name="P1"/>
      <text:p text:style-name="P1"><text:soft-page-break/>--------------------------------------1067-------------------------------------</text:p>
      <text:p text:style-name="P1">#include &lt;iostream&gt;</text:p>
      <text:p text:style-name="P1">#include &lt;map&gt;</text:p>
      <text:p text:style-name="P1">#include &lt;sstream&gt;</text:p>
      <text:p text:style-name="P1">#include &lt;string&gt;</text:p>
      <text:p text:style-name="P1"/>
      <text:p text:style-name="P1">using namespace std;</text:p>
      <text:p text:style-name="P1"/>
      <text:p text:style-name="P1">struct dir</text:p>
      <text:p text:style-name="P1">{</text:p>
      <text:p text:style-name="P1"><text:s text:c="4"/>std::map&lt;std::string, dir*&gt; subs;</text:p>
      <text:p text:style-name="P1">} dirs[50001];</text:p>
      <text:p text:style-name="P1">int p = 1;</text:p>
      <text:p text:style-name="P1"/>
      <text:p text:style-name="P1">dir* addDir(dir* dir, std::string str)</text:p>
      <text:p text:style-name="P1">{</text:p>
      <text:p text:style-name="P1"><text:s text:c="4"/>auto&amp; d = dir-&gt;subs[str];</text:p>
      <text:p text:style-name="P1"><text:s text:c="4"/>if(!d)</text:p>
      <text:p text:style-name="P1"><text:s text:c="8"/>d = &amp;dirs[p++];</text:p>
      <text:p text:style-name="P1"><text:s text:c="4"/>return d;</text:p>
      <text:p text:style-name="P1">}</text:p>
      <text:p text:style-name="P1"/>
      <text:p text:style-name="P1">void print(dir* dir, int depth = 0)</text:p>
      <text:p text:style-name="P1">{</text:p>
      <text:p text:style-name="P1"><text:s text:c="4"/>for(auto s : dir-&gt;subs)</text:p>
      <text:p text:style-name="P1"><text:s text:c="4"/>{</text:p>
      <text:p text:style-name="P1"><text:s text:c="8"/>for(int i = 0; i &lt; depth; i++)</text:p>
      <text:p text:style-name="P1"><text:s text:c="12"/>cout &lt;&lt; " ";</text:p>
      <text:p text:style-name="P1"><text:s text:c="8"/>cout &lt;&lt; s.first &lt;&lt; "\n";</text:p>
      <text:p text:style-name="P1"><text:s text:c="8"/>print(s.second, depth+1);</text:p>
      <text:p text:style-name="P1"><text:s text:c="4"/>}</text:p>
      <text:p text:style-name="P1">}</text:p>
      <text:p text:style-name="P1"/>
      <text:p text:style-name="P1">int main()</text:p>
      <text:p text:style-name="P1">{</text:p>
      <text:p text:style-name="P1"><text:s text:c="4"/>int N;</text:p>
      <text:p text:style-name="P1"><text:s text:c="4"/>cin &gt;&gt; N;</text:p>
      <text:p text:style-name="P1"><text:s text:c="4"/>for(int i = 0; i &lt; N; i++)</text:p>
      <text:p text:style-name="P1"><text:s text:c="4"/>{</text:p>
      <text:p text:style-name="P1"><text:s text:c="8"/>string str, dirstr;</text:p>
      <text:p text:style-name="P1"><text:s text:c="8"/>cin &gt;&gt; str;</text:p>
      <text:p text:style-name="P1"><text:s text:c="8"/>stringstream ss(str);</text:p>
      <text:p text:style-name="P1"><text:s text:c="8"/>dir* dir = &amp;dirs[0];</text:p>
      <text:p text:style-name="P1"><text:s text:c="8"/>while (getline(ss, dirstr, '\\'))</text:p>
      <text:p text:style-name="P1"><text:s text:c="12"/>dir = addDir(dir, dirstr);</text:p>
      <text:p text:style-name="P1"><text:s text:c="4"/>}</text:p>
      <text:p text:style-name="P1"><text:s text:c="4"/>print(&amp;dirs[0]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------------------------------------1628-------------------------------------</text:p>
      <text:p text:style-name="P1">#include &lt;cstdio&gt;</text:p>
      <text:p text:style-name="P1">#include &lt;algorithm&gt;</text:p>
      <text:p text:style-name="P1">#include &lt;map&gt;</text:p>
      <text:p text:style-name="P1">#include &lt;set&gt;</text:p>
      <text:p text:style-name="P1">#include &lt;iostream&gt;</text:p>
      <text:p text:style-name="P1"/>
      <text:p text:style-name="P1">using namespace std;</text:p>
      <text:p text:style-name="P1"/>
      <text:p text:style-name="P1">typedef pair&lt;int, int&gt; Pair;</text:p>
      <text:p text:style-name="P1"/>
      <text:p text:style-name="P1">bool comp1(Pair a, Pair b){</text:p>
      <text:p text:style-name="P1"><text:s text:c="4"/>if(a.first!=b.first) return a.first&lt;b.first;</text:p>
      <text:p text:style-name="P1"><text:s text:c="4"/>return a.second&lt;b.second;</text:p>
      <text:p text:style-name="P1">}</text:p>
      <text:p text:style-name="P1"/>
      <text:p text:style-name="P1">bool comp2(Pair a, Pair b){</text:p>
      <text:p text:style-name="P1"><text:s text:c="4"/>if(a.second!=b.second) return a.second&lt;b.second;</text:p>
      <text:p text:style-name="P1"><text:s text:c="4"/>return a.first&lt;b.first;</text:p>
      <text:p text:style-name="P1">}</text:p>
      <text:p text:style-name="P1"/>
      <text:p text:style-name="P1">Pair cell[180000];</text:p>
      <text:p text:style-name="P1"/>
      <text:p text:style-name="P1">int main(){</text:p>
      <text:p text:style-name="P1"><text:s text:c="4"/>int N,M,K;</text:p>
      <text:p text:style-name="P1"><text:s text:c="4"/>cin &gt;&gt; N &gt;&gt; M &gt;&gt; K;</text:p>
      <text:p text:style-name="P1"><text:s text:c="4"/>int x, y;</text:p>
      <text:p text:style-name="P1"><text:s text:c="4"/></text:p>
      <text:p text:style-name="P1"><text:s text:c="4"/>for(int i = 0; i&lt;K; ++i){</text:p>
      <text:p text:style-name="P1"><text:s text:c="8"/>cin &gt;&gt; x &gt;&gt; y;</text:p>
      <text:p text:style-name="P1"><text:s text:c="8"/>cell[i] = make_pair(x,y);</text:p>
      <text:p text:style-name="P1"><text:s text:c="4"/>}</text:p>
      <text:p text:style-name="P1"><text:s text:c="4"/></text:p>
      <text:p text:style-name="P1"><text:s text:c="4"/>for(int i = 1; i&lt;=M; ++i){</text:p>
      <text:p text:style-name="P1"><text:s text:c="8"/>cell[K++] = make_pair(0,i);</text:p>
      <text:p text:style-name="P1"><text:s text:c="8"/>cell[K++] = make_pair(N+1,i);</text:p>
      <text:p text:style-name="P1"><text:s text:c="4"/>}</text:p>
      <text:p text:style-name="P1"><text:s text:c="4"/></text:p>
      <text:p text:style-name="P1"><text:s text:c="4"/>for(int i = 1; i&lt;=N; ++i){</text:p>
      <text:p text:style-name="P1"><text:s text:c="8"/>cell[K++] = make_pair(i,0);</text:p>
      <text:p text:style-name="P1"><text:s text:c="8"/>cell[K++] = make_pair(i,M+1);</text:p>
      <text:p text:style-name="P1"><text:s text:c="4"/>}</text:p>
      <text:p text:style-name="P1"><text:s text:c="4"/></text:p>
      <text:p text:style-name="P1"><text:s text:c="4"/>int ans = 0;</text:p>
      <text:p text:style-name="P1"><text:s text:c="4"/>set&lt;Pair&gt; S;</text:p>
      <text:p text:style-name="P1"><text:s text:c="4"/></text:p>
      <text:p text:style-name="P1"><text:s text:c="4"/>sort(cell,cell+K,comp1);</text:p>
      <text:p text:style-name="P1"><text:s text:c="4"/></text:p>
      <text:p text:style-name="P1"><text:s text:c="4"/>for(int i = 0; i+1&lt;K; ++i){</text:p>
      <text:p text:style-name="P1"><text:s text:c="8"/>int diff = cell[i+1].second-cell[i].second;</text:p>
      <text:p text:style-name="P1"><text:s text:c="8"/></text:p>
      <text:p text:style-name="P1"><text:s text:c="8"/>if(cell[i].first==cell[i+1].first &amp;&amp; diff&gt;=2){</text:p>
      <text:p text:style-name="P1"><text:s text:c="12"/>if(diff==2) S.insert(make_pair(cell[i].first,cell[i].second+1));</text:p>
      <text:p text:style-name="P1"><text:s text:c="12"/>else ++ans;</text:p>
      <text:p text:style-name="P1"><text:s text:c="8"/>}</text:p>
      <text:p text:style-name="P1"><text:s text:c="4"/>}</text:p>
      <text:p text:style-name="P1"><text:s text:c="4"/></text:p>
      <text:p text:style-name="P1"><text:s text:c="4"/>sort(cell,cell+K,comp2);</text:p>
      <text:p text:style-name="P1"><text:s text:c="4"/></text:p>
      <text:p text:style-name="P1"><text:s text:c="4"/>for(int i = 0;i+1&lt;K;++i){</text:p>
      <text:p text:style-name="P1"><text:s text:c="8"/>int diff = cell[i+1].first-cell[i].first;</text:p>
      <text:p text:style-name="P1"/>
      <text:p text:style-name="P1"><text:s text:c="8"/>if(cell[i].second==cell[i+1].second &amp;&amp; diff&gt;=2){</text:p>
      <text:p text:style-name="P1"><text:s text:c="12"/>if(diff!=2 || S.find(make_pair(cell[i].first+1,cell[i].second))!<text:soft-page-break/>=S.end()){</text:p>
      <text:p text:style-name="P1"><text:s text:c="20"/>++ans;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cout &lt;&lt; ans &lt;&lt; "\n";</text:p>
      <text:p text:style-name="P1"><text:s text:c="4"/>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>--------------------------------------1494-------------------------------------</text:p>
      <text:p text:style-name="P1"/>
      <text:p text:style-name="P1"/>
      <text:p text:style-name="P1"/>
      <text:p text:style-name="P1"/>
      <text:p text:style-name="P1"/>
      <text:p text:style-name="P1">#include 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n, n_st=0; </text:p>
      <text:p text:style-name="P1"><text:s text:c="4"/>int st[100000][2];</text:p>
      <text:p text:style-name="P1"><text:s text:c="4"/>cin &gt;&gt; n;</text:p>
      <text:p text:style-name="P1"><text:s text:c="4"/>int number;</text:p>
      <text:p text:style-name="P1"><text:s text:c="4"/>cin &gt;&gt; number;</text:p>
      <text:p text:style-name="P1"><text:s text:c="4"/>st[0][0]=st[0][1]=number;</text:p>
      <text:p text:style-name="P1"><text:s text:c="4"/>for (int i = 0; i &lt; n-1; i++)</text:p>
      <text:p text:style-name="P1"><text:s text:c="4"/>{</text:p>
      <text:p text:style-name="P1"><text:s text:c="8"/>cin &gt;&gt; number;</text:p>
      <text:p text:style-name="P1"><text:s text:c="8"/>if(number==st[n_st][0]-1)</text:p>
      <text:p text:style-name="P1"><text:s text:c="8"/>{</text:p>
      <text:p text:style-name="P1"><text:s text:c="12"/>st[n_st][0]=number;</text:p>
      <text:p text:style-name="P1"><text:s text:c="12"/>if(n_st&gt;0 &amp;&amp; st[n_st][0]==st[n_st-1][1]+1)</text:p>
      <text:p text:style-name="P1"><text:s text:c="12"/>{</text:p>
      <text:p text:style-name="P1"><text:s text:c="16"/>st[n_st-1][1]=st[n_st][1];</text:p>
      <text:p text:style-name="P1"><text:s text:c="16"/>n_st--; <text:s text:c="7"/></text:p>
      <text:p text:style-name="P1"><text:s text:c="12"/>} <text:s text:c="2"/></text:p>
      <text:p text:style-name="P1"><text:s text:c="8"/>}</text:p>
      <text:p text:style-name="P1"><text:s text:c="8"/>else</text:p>
      <text:p text:style-name="P1"><text:s text:c="8"/>if(number==st[n_st][1]+1)</text:p>
      <text:p text:style-name="P1"><text:s text:c="12"/>st[n_st][1]=number;</text:p>
      <text:p text:style-name="P1"><text:s text:c="8"/>else</text:p>
      <text:p text:style-name="P1"><text:s text:c="8"/>{</text:p>
      <text:p text:style-name="P1"><text:s text:c="12"/>n_st++;</text:p>
      <text:p text:style-name="P1"><text:s text:c="12"/>st[n_st][0]=st[n_st][1]=number; <text:s text:c="8"/></text:p>
      <text:p text:style-name="P1"><text:s text:c="8"/>} <text:s text:c="2"/></text:p>
      <text:p text:style-name="P1"><text:s text:c="4"/>}</text:p>
      <text:p text:style-name="P1"><text:s/></text:p>
      <text:p text:style-name="P1"><text:s text:c="4"/>(n_st==0 &amp;&amp; st[0][0]==1 &amp;&amp; st[0][1]==n) ? (cout &lt;&lt; "Not a proof\n") : ( cout &lt;&lt; "Cheater\n")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08:47:12.082616667</dc:date>
    <meta:editing-duration>PT2M5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68" meta:word-count="740" meta:character-count="5582" meta:non-whitespace-character-count="4289"/>
  </office:meta>
</office:document-meta>
</file>